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10.2965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/>
    <style:style style:name="ce14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76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Arial" style:font-name-complex="DejaVu Sans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>
            <text:p>Site</text:p>
          </table:table-cell>
          <table:table-cell table:style-name="ce6" office:value-type="string">
            <text:p>Station</text:p>
          </table:table-cell>
          <table:table-cell table:style-name="ce6" office:value-type="string">
            <text:p>Reduction</text:p>
          </table:table-cell>
          <table:table-cell table:style-name="ce6" office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>
            <text:p>Duration</text:p>
          </table:table-cell>
          <table:table-cell table:style-name="ce6" office:value-type="string">
            <text:p>Diametre cord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m</text:p>
          </table:table-cell>
          <table:table-cell table:style-name="ce6"/>
          <table:table-cell table:style-name="ce17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7"/>
          <table:table-cell/>
        </table:table-row>
        <table:table-row table:style-name="ro3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1">
            <text:p>0.010</text:p>
          </table:table-cell>
          <table:table-cell table:style-name="ce10" table:formula="of:=[.J4]-[.F4]" office:value-type="float" office:value="17.12">
            <text:p>17.120</text:p>
          </table:table-cell>
          <table:table-cell table:style-name="ce10" office:value-type="string">
            <text:p>138.376</text:p>
          </table:table-cell>
          <table:table-cell table:style-name="ce10" office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4" office:value-type="float" office:value="17.91">
            <text:p>17.910</text:p>
          </table:table-cell>
          <table:table-cell table:style-name="ce10" office:value-type="float" office:value="0.02">
            <text:p>0.020</text:p>
          </table:table-cell>
          <table:table-cell table:style-name="ce10" table:formula="of:=[.J5]-[.F5]" office:value-type="float" office:value="17.11">
            <text:p>17.110</text:p>
          </table:table-cell>
          <table:table-cell table:style-name="ce10" office:value-type="float" office:value="135.082">
            <text:p>135.082</text:p>
          </table:table-cell>
          <table:table-cell table:style-name="ce10" office:value-type="string">
            <text:p>22 mars 2014</text:p>
          </table:table-cell>
          <table:table-cell table:style-name="ce19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4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798">
            <text:p>0.798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1">
            <text:p>17.921</text:p>
          </table:table-cell>
          <table:table-cell table:style-name="ce10" office:value-type="float" office:value="0.03">
            <text:p>0.030</text:p>
          </table:table-cell>
          <table:table-cell table:style-name="ce10" table:formula="of:=[.J6]-[.F6]" office:value-type="float" office:value="17.123">
            <text:p>17.123</text:p>
          </table:table-cell>
          <table:table-cell table:style-name="ce10" office:value-type="float" office:value="135.185">
            <text:p>135.185</text:p>
          </table:table-cell>
          <table:table-cell table:style-name="ce16" office:value-type="date" office:date-value="2014-04-10">
            <text:p>April 10, 2014</text:p>
          </table:table-cell>
          <table:table-cell table:style-name="ce18" office:value-type="string">
            <text:p>Mode avi ; Datation par interpolation ;tp = 0.04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8"/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4">
            <text:p>0.84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4">
            <text:p>17.940</text:p>
          </table:table-cell>
          <table:table-cell table:style-name="ce10" office:value-type="float" office:value="0.03">
            <text:p>0.030</text:p>
          </table:table-cell>
          <table:table-cell table:style-name="ce10" table:formula="of:=[.J8]-[.F8]" office:value-type="float" office:value="17.1">
            <text:p>17.100</text:p>
          </table:table-cell>
          <table:table-cell table:style-name="ce10" office:value-type="float" office:value="130.815">
            <text:p>130.815</text:p>
          </table:table-cell>
          <table:table-cell table:style-name="ce10"/>
          <table:table-cell table:style-name="ce18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5">
            <text:p>0.05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2">
            <text:p>17.920</text:p>
          </table:table-cell>
          <table:table-cell table:style-name="ce11" office:value-type="float" office:value="0.06">
            <text:p>0.060</text:p>
          </table:table-cell>
          <table:table-cell table:style-name="ce10" table:formula="of:=[.J9]-[.F9]" office:value-type="float" office:value="17.095">
            <text:p>17.095</text:p>
          </table:table-cell>
          <table:table-cell table:style-name="ce10" office:value-type="float" office:value="134.964">
            <text:p>134.964</text:p>
          </table:table-cell>
          <table:table-cell table:style-name="ce10" office:value-type="string">
            <text:p>04 avril 2014</text:p>
          </table:table-cell>
          <table:table-cell table:style-name="ce19" office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3">
            <text:p>0.83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2">
            <text:p>0.020</text:p>
          </table:table-cell>
          <table:table-cell table:style-name="ce10" table:formula="of:=[.J10]-[.F10]" office:value-type="float" office:value="17.09">
            <text:p>17.090</text:p>
          </table:table-cell>
          <table:table-cell table:style-name="ce10" office:value-type="string">
            <text:p>138.134</text:p>
          </table:table-cell>
          <table:table-cell table:style-name="ce10" office:value-type="string">
            <text:p>20 mars 2014</text:p>
          </table:table-cell>
          <table:table-cell table:style-name="ce18" office:value-type="string">
            <text:p>Mode avi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Benoit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3">
            <text:p>0.030</text:p>
          </table:table-cell>
          <table:table-cell table:style-name="ce10" table:formula="of:=[.J11]-[.F11]" office:value-type="float" office:value="17.095">
            <text:p>17.095</text:p>
          </table:table-cell>
          <table:table-cell table:style-name="ce10" office:value-type="string">
            <text:p>134.963</text:p>
          </table:table-cell>
          <table:table-cell table:style-name="ce10" office:value-type="string">
            <text:p>10 avril 2014</text:p>
          </table:table-cell>
          <table:table-cell table:style-name="ce19" office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">
            <text:p>0.820</text:p>
          </table:table-cell>
          <table:table-cell table:style-name="ce10" office:value-type="float" office:value="0.06">
            <text:p>0.06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1">
            <text:p>17.910</text:p>
          </table:table-cell>
          <table:table-cell table:style-name="ce10" office:value-type="float" office:value="0.06">
            <text:p>0.060</text:p>
          </table:table-cell>
          <table:table-cell table:style-name="ce10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6" office:value-type="date" office:date-value="2014-04-11">
            <text:p>April 11, 2014</text:p>
          </table:table-cell>
          <table:table-cell table:style-name="ce20" office:value-type="string">
            <text:p>Mode avi ; Datation 100 % OCR ; tp = 0.08s, corr = 0.03s ; error @ 2-sigma ; nbpts = 50 ; duree pour 1 pt = 0.02 sec ; duree de recherche = 2 sec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6">
            <text:p>0.06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15">
            <text:p>17.915</text:p>
          </table:table-cell>
          <table:table-cell table:style-name="ce10" office:value-type="float" office:value="0.05">
            <text:p>0.050</text:p>
          </table:table-cell>
          <table:table-cell table:style-name="ce10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6" office:value-type="date" office:date-value="2014-04-11">
            <text:p>April 11, 2014</text:p>
          </table:table-cell>
          <table:table-cell table:style-name="ce20" office:value-type="string">
            <text:p>Mode avi ; Datation 100 % OCR ; tp = 0.08s, corr = 0.03s ; error @ 2-sigma ; nbpts = 50 ; duree pour 1 pt = 0.01 sec ; duree de recherche = 1 sec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4"/>
          <table:table-cell table:style-name="ce16"/>
          <table:table-cell table:style-name="ce20"/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461">
            <text:p>0.461</text:p>
          </table:table-cell>
          <table:table-cell table:style-name="ce10" office:value-type="float" office:value="0.4">
            <text:p>0.4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8.122">
            <text:p>18.122</text:p>
          </table:table-cell>
          <table:table-cell table:style-name="ce10" office:value-type="float" office:value="0.56">
            <text:p>0.560</text:p>
          </table:table-cell>
          <table:table-cell table:style-name="ce10" table:formula="of:=[.J15]-[.F15]+60" office:value-type="float" office:value="77.661">
            <text:p>77.661</text:p>
          </table:table-cell>
          <table:table-cell table:style-name="ce10" office:value-type="float" office:value="140.324">
            <text:p>140.324</text:p>
          </table:table-cell>
          <table:table-cell table:style-name="ce10"/>
          <table:table-cell office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style-name="ce7" office:value-type="string">
            <text:p>Fred</text:p>
          </table:table-cell>
          <table:table-cell table:style-name="ce8" office:value-type="string">
            <text:p>JB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421">
            <text:p>0.421</text:p>
          </table:table-cell>
          <table:table-cell table:style-name="ce11" office:value-type="float" office:value="1.24">
            <text:p>1.24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8.402">
            <text:p>18.402</text:p>
          </table:table-cell>
          <table:table-cell table:style-name="ce11" office:value-type="float" office:value="0.72">
            <text:p>0.720</text:p>
          </table:table-cell>
          <table:table-cell table:style-name="ce11" table:formula="of:=[.J16]-[.F16]" office:value-type="float" office:value="17.981">
            <text:p>17.981</text:p>
          </table:table-cell>
          <table:table-cell table:style-name="ce11" office:value-type="float" office:value="141.959">
            <text:p>141.959</text:p>
          </table:table-cell>
          <table:table-cell table:style-name="ce11" office:value-type="string">
            <text:p>22 mars 2014</text:p>
          </table:table-cell>
          <table:table-cell table:style-name="ce19" office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651">
            <text:p>0.651</text:p>
          </table:table-cell>
          <table:table-cell table:style-name="ce10" office:value-type="float" office:value="1.7">
            <text:p>1.7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29">
            <text:p>17.829</text:p>
          </table:table-cell>
          <table:table-cell table:style-name="ce10" office:value-type="float" office:value="1">
            <text:p>1.000</text:p>
          </table:table-cell>
          <table:table-cell table:style-name="ce10" table:formula="of:=[.J17]-[.F17]" office:value-type="float" office:value="17.178">
            <text:p>17.178</text:p>
          </table:table-cell>
          <table:table-cell table:style-name="ce10" office:value-type="float" office:value="135.619">
            <text:p>135.619</text:p>
          </table:table-cell>
          <table:table-cell table:style-name="ce16" office:value-type="date" office:date-value="2014-04-09">
            <text:p>April 9, 2014</text:p>
          </table:table-cell>
          <table:table-cell table:style-name="ce19" office:value-type="string">
            <text:p>mode auto pour la datation qui se corrige dans la cdl et sommation sur 6 images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style-name="ce7" office:value-type="string">
            <text:p>Fred</text:p>
          </table:table-cell>
          <table:table-cell table:style-name="ce8" office:value-type="string">
            <text:p>JB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831">
            <text:p>0.831</text:p>
          </table:table-cell>
          <table:table-cell table:style-name="ce11" office:value-type="float" office:value="0.5">
            <text:p>0.50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7.93">
            <text:p>17.930</text:p>
          </table:table-cell>
          <table:table-cell table:style-name="ce11" office:value-type="float" office:value="0.5">
            <text:p>0.500</text:p>
          </table:table-cell>
          <table:table-cell table:style-name="ce11" table:formula="of:=[.J18]-[.F18]" office:value-type="float" office:value="17.099">
            <text:p>17.099</text:p>
          </table:table-cell>
          <table:table-cell table:style-name="ce11" office:value-type="float" office:value="134.995">
            <text:p>134.995</text:p>
          </table:table-cell>
          <table:table-cell table:style-name="ce11" office:value-type="string">
            <text:p>10 avril 2014</text:p>
          </table:table-cell>
          <table:table-cell table:style-name="ce19" office:value-type="string">
            <text:p>Mode fits ; Datation par interpolation ; correction(0,1) ; tp = 0.00s, corr = 0.0s ; tp sans temps mort (imm.,em.) = 0.864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BC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20]-[.F20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GS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21]-[.F21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JB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8">
            <text:p>0.828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3">
            <text:p>0.030</text:p>
          </table:table-cell>
          <table:table-cell table:style-name="ce11" table:formula="of:=[.J22]-[.F22]" office:value-type="float" office:value="17.061">
            <text:p>17.061</text:p>
          </table:table-cell>
          <table:table-cell table:style-name="ce10" office:value-type="float" office:value="134.695">
            <text:p>134.695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8">
            <text:p>0.818</text:p>
          </table:table-cell>
          <table:table-cell table:style-name="ce10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1">
            <text:p>0.100</text:p>
          </table:table-cell>
          <table:table-cell table:style-name="ce11" table:formula="of:=[.J23]-[.F23]" office:value-type="float" office:value="17.071">
            <text:p>17.071</text:p>
          </table:table-cell>
          <table:table-cell table:style-name="ce10" office:value-type="float" office:value="134.774">
            <text:p>134.774</text:p>
          </table:table-cell>
          <table:table-cell table:style-name="ce16" office:value-type="date" office:date-value="2014-04-09">
            <text:p>April 9, 2014</text:p>
          </table:table-cell>
          <table:table-cell table:style-name="ce19" office:value-type="string">
            <text:p>Mode avi ; Datation par interp.  ; tp = 0.16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8" office:value-type="string">
            <text:p>Jerom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865">
            <text:p>0.865</text:p>
          </table:table-cell>
          <table:table-cell table:style-name="ce11" office:value-type="float" office:value="0.08">
            <text:p>0.08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7.925">
            <text:p>17.925</text:p>
          </table:table-cell>
          <table:table-cell table:style-name="ce11" office:value-type="float" office:value="0.08">
            <text:p>0.080</text:p>
          </table:table-cell>
          <table:table-cell table:style-name="ce11" table:formula="of:=[.J25]-[.F25]" office:value-type="float" office:value="17.06">
            <text:p>17.060</text:p>
          </table:table-cell>
          <table:table-cell table:style-name="ce11" office:value-type="string">
            <text:p>N.A.</text:p>
          </table:table-cell>
          <table:table-cell table:style-name="ce11" office:value-type="string">
            <text:p>16 mars 2014</text:p>
          </table:table-cell>
          <table:table-cell table:style-name="ce18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>
            <text:p>#5</text:p>
          </table:table-cell>
          <table:table-cell table:number-columns-repeated="2"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0.825">
            <text:p>0.825</text:p>
          </table:table-cell>
          <table:table-cell table:style-name="ce10" office:value-type="float" office:value="0.02">
            <text:p>0.0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15">
            <text:p>17.915</text:p>
          </table:table-cell>
          <table:table-cell table:style-name="ce10" office:value-type="float" office:value="0.02">
            <text:p>0.020</text:p>
          </table:table-cell>
          <table:table-cell table:style-name="ce10" table:formula="of:=[.J26]-[.F26]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0" office:value-type="string">
            <text:p>21 mars 2014</text:p>
          </table:table-cell>
          <table:table-cell table:style-name="ce19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5">
            <text:p>0.81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05">
            <text:p>17.905</text:p>
          </table:table-cell>
          <table:table-cell table:style-name="ce10" office:value-type="float" office:value="0.01">
            <text:p>0.010</text:p>
          </table:table-cell>
          <table:table-cell table:style-name="ce10" office:value-type="float" office:value="17.09">
            <text:p>17.090</text:p>
          </table:table-cell>
          <table:table-cell table:style-name="ce7" office:value-type="float" office:value="138.134">
            <text:p>138.134</text:p>
          </table:table-cell>
          <table:table-cell table:style-name="ce10" office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4">
            <text:p>0.04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05">
            <text:p>17.905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7.08">
            <text:p>17.080</text:p>
          </table:table-cell>
          <table:table-cell table:style-name="ce7" office:value-type="float" office:value="134.845">
            <text:p>134.845</text:p>
          </table:table-cell>
          <table:table-cell table:style-name="ce16" office:value-type="date" office:date-value="2014-04-10">
            <text:p>April 10, 2014</text:p>
          </table:table-cell>
          <table:table-cell table:style-name="ce19" office:value-type="string">
            <text:p>Mode fits ; Datation 100 % OCR ; correction(0,1) ; tp = 0.08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median</text:p>
          </table:table-cell>
          <table:table-cell table:style-name="ce7" table:number-columns-repeated="2"/>
          <table:table-cell table:style-name="ce10" table:formula="of:=MEDIAN([.F4:.F30])" office:value-type="float" office:value="0.82">
            <text:p>0.820</text:p>
          </table:table-cell>
          <table:table-cell table:style-name="ce10" table:formula="of:=MEDIAN([.G4:.G30])" office:value-type="float" office:value="0.03">
            <text:p>0.030</text:p>
          </table:table-cell>
          <table:table-cell table:style-name="ce7" table:number-columns-repeated="2"/>
          <table:table-cell table:style-name="ce10" table:formula="of:=MEDIAN([.J4:.J30])" office:value-type="float" office:value="17.915">
            <text:p>17.915</text:p>
          </table:table-cell>
          <table:table-cell table:style-name="ce10" table:formula="of:=MEDIAN([.K4:.K30])" office:value-type="float" office:value="0.03">
            <text:p>0.03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average</text:p>
          </table:table-cell>
          <table:table-cell table:style-name="ce7" table:number-columns-repeated="2"/>
          <table:table-cell table:style-name="ce10" table:formula="of:=AVERAGE([.F4:.F30])" office:value-type="float" office:value="0.778142857142857">
            <text:p>0.778</text:p>
          </table:table-cell>
          <table:table-cell table:style-name="ce10" table:formula="of:=AVERAGE([.G4:.G30])" office:value-type="float" office:value="0.20952380952381">
            <text:p>0.210</text:p>
          </table:table-cell>
          <table:table-cell table:style-name="ce7" table:number-columns-repeated="2"/>
          <table:table-cell table:style-name="ce10" table:formula="of:=AVERAGE([.J4:.J30])" office:value-type="float" office:value="17.9411904761905">
            <text:p>17.941</text:p>
          </table:table-cell>
          <table:table-cell table:style-name="ce10" table:formula="of:=AVERAGE([.K4:.K30])" office:value-type="float" office:value="0.161904761904762">
            <text:p>0.162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stdev</text:p>
          </table:table-cell>
          <table:table-cell table:style-name="ce7" table:number-columns-repeated="2"/>
          <table:table-cell table:style-name="ce10" table:formula="of:=STDEV([.F4:.F30])" office:value-type="float" office:value="0.119163872761121">
            <text:p>0.119</text:p>
          </table:table-cell>
          <table:table-cell table:style-name="ce10" table:formula="of:=STDEV([.G4:.G30])" office:value-type="float" office:value="0.44412246273383">
            <text:p>0.444</text:p>
          </table:table-cell>
          <table:table-cell table:style-name="ce7" table:number-columns-repeated="2"/>
          <table:table-cell table:style-name="ce10" table:formula="of:=STDEV([.J4:.J30])" office:value-type="float" office:value="0.117696482125686">
            <text:p>0.118</text:p>
          </table:table-cell>
          <table:table-cell table:style-name="ce10" table:formula="of:=STDEV([.K4:.K30])" office:value-type="float" office:value="0.279671576096303">
            <text:p>0.280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>
            <text:p>Resulta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0.82">
            <text:p>0.820</text:p>
          </table:table-cell>
          <table:table-cell table:style-name="ce12" office:value-type="float" office:value="0.04">
            <text:p>0.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12" office:value-type="float" office:value="0.04">
            <text:p>0.040</text:p>
          </table:table-cell>
          <table:table-cell table:style-name="ce12" table:formula="of:=[.J36]-[.F36]" office:value-type="float" office:value="17.09">
            <text:p>17.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3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23:30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4-11T23:56:54</dc:date>
    <meta:generator>LibreOffice/3.6$Linux_X86_64 LibreOffice_project/360m1$Build-304</meta:generator>
    <meta:editing-duration>P4DT10H12M52S</meta:editing-duration>
    <meta:editing-cycles>77</meta:editing-cycles>
    <meta:print-date>2014-04-10T18:53:51.277186853</meta:print-date>
    <dc:creator>Jerome Berthier</dc:creator>
    <meta:document-statistic meta:table-count="2" meta:cell-count="424" meta:object-count="0"/>
  </office:meta>
</office:document-meta>
</file>